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8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55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4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6"/></text:p>
            <text:p text:style-name="P13"><text:span text:style-name="T16">The Circle and Square will be constructed and then sliced to fit inside the Shape objects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9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19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19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19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0"/></text:p>
            <text:p text:style-name="P13"><text:span text:style-name="T20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0">The compiler calls </text:span><text:span text:style-name="T21">Circle::draw()</text:span></text:p>
            <text:p text:style-name="P13"><text:span text:style-name="T22"/></text:p>
            <text:p text:style-name="P13"><text:span text:style-name="T22">When we write:</text:span></text:p>
            <text:p text:style-name="P15"><text:span text:style-name="T23">Shape* p = </text:span><text:span text:style-name="T24">new</text:span><text:span text:style-name="T23"> Circle(); </text:span><text:span text:style-name="T23"><text:line-break/></text:span><text:span text:style-name="T23">p-&gt;draw(); </text:span><text:span text:style-name="T23"><text:line-break/></text:span><text:span text:style-name="T22">The compiler calls </text:span><text:span text:style-name="T23">Shape::draw() </text:span><text:span text:style-name="T23"><text:line-break/></text:span><text:span text:style-name="T22">Why? </text:span><text:span text:style-name="T21">*p</text:span><text:span text:style-name="T22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5">Derived obj; </text:span><text:span text:style-name="T25"><text:line-break/></text:span><text:span text:style-name="T25">obj.foo();</text:span><text:span text:style-name="T25"><text:line-break/></text:span><text:span text:style-name="T20">Calls </text:span><text:span text:style-name="T21">Base::foo()</text:span></text:p>
            <text:p text:style-name="P13"><text:span text:style-name="T22">Derived does not implement this method</text:span></text:p>
            <text:p text:style-name="P13"><text:span text:style-name="T22"/></text:p>
            <text:p text:style-name="P13"><text:span text:style-name="T26">obj.bar();</text:span></text:p>
            <text:p text:style-name="P13"><text:span text:style-name="T22">Calls</text:span><text:span text:style-name="T21"> Derived::bar()</text:span></text:p>
            <text:p text:style-name="P13"><text:span text:style-name="T22">Two implementations, the more specific is used</text:span></text:p>
            <text:p text:style-name="P13"><text:span text:style-name="T22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7">Derived</text:span><text:span text:style-name="T28"> inherits the method</text:span><text:span text:style-name="T27"> foo() </text:span><text:span text:style-name="T28">from </text:span><text:span text:style-name="T27">Base</text:span></text:p>
            <text:list text:style-name="L5">
              <text:list-item>
                <text:list>
                  <text:list-item>
                    <text:p text:style-name="P18"><text:span text:style-name="T28">The inherited class uses methods of the base class</text:span></text:p>
                  </text:list-item>
                </text:list>
              </text:list-item>
            </text:list>
            <text:p text:style-name="P19"><text:span text:style-name="T28"/></text:p>
            <text:p text:style-name="P13"><text:span text:style-name="T27">Derived</text:span><text:span text:style-name="T28"> overrides the implementation of </text:span><text:span text:style-name="T27">bar()</text:span></text:p>
            <text:list text:continue-numbering="true" text:style-name="L5">
              <text:list-item>
                <text:list>
                  <text:list-item>
                    <text:p text:style-name="P18"><text:span text:style-name="T28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29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0">Circle* circle = </text:span><text:span text:style-name="T31">new</text:span><text:span text:style-name="T30"> Circle(</text:span><text:span text:style-name="T32">1</text:span><text:span text:style-name="T30">,</text:span><text:span text:style-name="T32">1</text:span><text:span text:style-name="T30">,</text:span><text:span text:style-name="T32">2</text:span><text:span text:style-name="T30">); </text:span><text:span text:style-name="T30"><text:line-break/></text:span><text:span text:style-name="T30">Square* square = </text:span><text:span text:style-name="T31">new</text:span><text:span text:style-name="T30"> Square(</text:span><text:span text:style-name="T32">2</text:span><text:span text:style-name="T30">,</text:span><text:span text:style-name="T32">2</text:span><text:span text:style-name="T30">,</text:span><text:span text:style-name="T32">1</text:span><text:span text:style-name="T30">); </text:span><text:span text:style-name="T30"><text:line-break/></text:span><text:span text:style-name="T30">Shape* myShapes[</text:span><text:span text:style-name="T32">2</text:span><text:span text:style-name="T30">]; </text:span><text:span text:style-name="T30"><text:line-break/></text:span><text:span text:style-name="T30">myShapes[</text:span><text:span text:style-name="T32">0</text:span><text:span text:style-name="T30">] = circle; </text:span><text:span text:style-name="T30"><text:line-break/></text:span><text:span text:style-name="T30">myShapes[</text:span><text:span text:style-name="T32">1</text:span><text:span text:style-name="T30">] = square; </text:span></text:p>
            <text:p text:style-name="P15"><text:span text:style-name="T30"><text:line-break/></text:span><text:span text:style-name="T30">circle-&gt;draw(); <text:s text:c="5"/></text:span><text:span text:style-name="T33">// Calls Circle::Draw() </text:span><text:span text:style-name="T33"><text:line-break/></text:span><text:span text:style-name="T30">square-&gt;draw(); <text:s text:c="5"/></text:span><text:span text:style-name="T33">// Calls Square::Draw() </text:span><text:span text:style-name="T33"><text:line-break/></text:span><text:span text:style-name="T30">myShapes[</text:span><text:span text:style-name="T32">0</text:span><text:span text:style-name="T30">]-&gt;draw(); </text:span><text:span text:style-name="T33">// Calls Shape::Draw() </text:span><text:span text:style-name="T33"><text:line-break/></text:span><text:span text:style-name="T30">myShapes[</text:span><text:span text:style-name="T32">1</text:span><text:span text:style-name="T30">]-&gt;draw(); </text:span><text:span text:style-name="T33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Derived: </text:span></text:p>
            <text:p text:style-name="P13"><text:span text:style-name="T11"><text:s text:c="2"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8">Base b; </text:span><text:span text:style-name="T8"><text:line-break/></text:span><text:span text:style-name="T8">Derived d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0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4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4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4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4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4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722cm" svg:height="1.777cm" svg:x="14.454cm" svg:y="7.713cm">
          <text:p text:style-name="P21"><text:span text:style-name="T34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722cm" svg:height="1.777cm" svg:x="14.458cm" svg:y="12.316cm">
          <text:p text:style-name="P21"><text:span text:style-name="T34">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178cm" svg:height="1.777cm" svg:x="20.1cm" svg:y="13.22cm">
          <text:p text:style-name="P23"><text:span text:style-name="T34">Base</text:span><text:span text:style-name="T3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Derived b; </text:span><text:span text:style-name="T16"><text:line-break/></text:span><text:span text:style-name="T16">Base* p = &amp;b; </text:span></text:p>
            <text:p text:style-name="P15"><text:span text:style-name="T16"><text:line-break/></text:span><text:span text:style-name="T16"/></text:p>
            <text:p text:style-name="P13"><text:span text:style-name="T6">When using </text:span><text:span text:style-name="T27">*p</text:span><text:span text:style-name="T28">, we treat </text:span><text:span text:style-name="T27">b </text:span><text:span text:style-name="T28">as though it was a Base object</text:span></text:p>
            <text:p text:style-name="P13"><text:span text:style-name="T28">The compiler cannot know if </text:span><text:span text:style-name="T27">*p </text:span><text:span text:style-name="T28">is from a derived class or not</text:span></text:p>
            <text:p text:style-name="P13"><text:span text:style-name="T28"/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4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4">_a</text:span><text:span text:style-name="T34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4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722cm" svg:height="1.777cm" svg:x="16.05cm" svg:y="12.74cm">
            <text:p text:style-name="P21"><text:span text:style-name="T34">b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4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35">Based on the type of the </text:span><text:span text:style-name="T36">variable.</text:span></text:p>
              </text:list-item>
              <text:list-item>
                <text:p text:style-name="P19"><text:span text:style-name="T35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35">Based on the type of the </text:span><text:span text:style-name="T36">object</text:span></text:p>
              </text:list-item>
              <text:list-item>
                <text:p text:style-name="P19"><text:span text:style-name="T35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37">The </text:span><text:span text:style-name="T10">virtual</text:span><text:span text:style-name="T11"> </text:span><text:span text:style-name="T37">keyword states that the method can be overridden in a dynamic manner.</text:span></text:p>
            <text:p text:style-name="P13"><text:span text:style-name="T38">class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9"> </text:span><text:span text:style-name="T38">virtual void</text:span><text:span text:style-name="T39"> draw() </text:span><text:span text:style-name="T38">const</text:span><text:span text:style-name="T39"><text:line-break/></text:span><text:span text:style-name="T39"> <text:s text:c="3"/>{cout&lt;&lt;</text:span><text:span text:style-name="T40">'h'</text:span><text:span text:style-name="T39">;}</text:span><text:span text:style-name="T39"><text:line-break/></text:span><text:span text:style-name="T38"> virtual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/text:p>
            <text:p text:style-name="P13"><text:span text:style-name="T39"><text:line-break/></text:span><text:span text:style-name="T38">class</text:span><text:span text:style-name="T39"> Square: </text:span><text:span text:style-name="T38">public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8"> virtual void</text:span><text:span text:style-name="T39"> draw() </text:span><text:span text:style-name="T38">const</text:span><text:span text:style-name="T39"> </text:span><text:span text:style-name="T39"><text:line-break/></text:span><text:span text:style-name="T39"> <text:s text:c="3"/>{cout&lt;&lt;</text:span><text:span text:style-name="T40">'q'</text:span><text:span text:style-name="T39">;}</text:span></text:p>
            <text:p text:style-name="P13"><text:span text:style-name="T38"><text:s/></text:span><text:span text:style-name="T38">virtual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/text:p>
            <text:p text:style-name="P13"><text:span text:style-name="T39"><text:line-break/></text:span><text:span text:style-name="T39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38">class</text:span><text:span text:style-name="T39"> Circle: </text:span><text:span text:style-name="T38">public</text:span><text:span text:style-name="T39"> Shape </text:span><text:span text:style-name="T39"><text:line-break/></text:span><text:span text:style-name="T39">{ </text:span><text:span text:style-name="T39"><text:line-break/></text:span><text:span text:style-name="T38">public</text:span><text:span text:style-name="T39">: </text:span><text:span text:style-name="T39"><text:line-break/></text:span><text:span text:style-name="T38"> void</text:span><text:span text:style-name="T39"> draw() </text:span><text:span text:style-name="T38">const</text:span><text:span text:style-name="T39"> </text:span><text:span text:style-name="T39"><text:line-break/></text:span><text:span text:style-name="T39"> <text:s text:c="3"/>{cout&lt;&lt;</text:span><text:span text:style-name="T40">'c'</text:span><text:span text:style-name="T39">;}</text:span><text:span text:style-name="T39"><text:line-break/></text:span><text:span text:style-name="T38"> double</text:span><text:span text:style-name="T39"> area() </text:span><text:span text:style-name="T38">const</text:span><text:span text:style-name="T39">; </text:span><text:span text:style-name="T39"><text:line-break/></text:span><text:span text:style-name="T39">}; </text:span><text:span text:style-name="T39"><text:line-break/></text:span><text:span text:style-name="T3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5"><text:span text:style-name="T16">Shape* s=</text:span><text:span text:style-name="T19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7">Base </text:span><text:span text:style-name="T28">defines a </text:span><text:span text:style-name="T41">virtual</text:span><text:span text:style-name="T42"> method </text:span><text:span text:style-name="T27">foo() <text:s/></text:span></text:p>
            <text:p text:style-name="P13"><text:span text:style-name="T28">The resolution of</text:span><text:span text:style-name="T27"> foo() </text:span><text:span text:style-name="T28">is dynamic in </text:span><text:span text:style-name="T43">all </text:span><text:span text:style-name="T28">subclasses of </text:span><text:span text:style-name="T27">Base.</text:span></text:p>
            <text:list text:style-name="L5">
              <text:list-item>
                <text:list>
                  <text:list-item>
                    <text:p text:style-name="P18"><text:span text:style-name="T28">If the subclass </text:span><text:span text:style-name="T27">Derived</text:span><text:span text:style-name="T28"> overrides </text:span><text:span text:style-name="T27">foo(), </text:span><text:span text:style-name="T28">then </text:span><text:span text:style-name="T27">Derived::foo() </text:span><text:span text:style-name="T28">is called</text:span></text:p>
                  </text:list-item>
                  <text:list-item>
                    <text:p text:style-name="P18"><text:span text:style-name="T28">If not, </text:span><text:span text:style-name="T27">Base::foo() </text:span><text:span text:style-name="T28">is called </text:span><text:span text:style-name="T28"><text:line-break/></text:span><text:span text:style-name="T28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 </text:span><text:span text:style-name="T14"><text:line-break/></text:span><text:span text:style-name="T14">{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44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 : </text:span><text:span text:style-name="T13">public</text:span><text:span text:style-name="T14"> B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44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0.415cm" svg:x="13.97cm" svg:y="2.328cm">
          <text:p text:style-name="P21"><text:span text:style-name="T45">int</text:span><text:span text:style-name="T46"> main() </text:span><text:span text:style-name="T46"><text:line-break/></text:span><text:span text:style-name="T46">{ </text:span></text:p>
          <text:p text:style-name="P21"><text:span text:style-name="T46"><text:s text:c="3"/></text:span><text:span text:style-name="T46">D d; </text:span><text:span text:style-name="T46"><text:line-break/></text:span><text:span text:style-name="T46">   </text:span></text:p>
          <text:p text:style-name="P21"><text:span text:style-name="T46"><text:s text:c="3"/></text:span><text:span text:style-name="T46">B b= d; <text:s/></text:span><text:span text:style-name="T46"><text:line-break/></text:span><text:span text:style-name="T46">   b.f(); </text:span><text:span text:style-name="T47">//B</text:span><text:span text:style-name="T46"><text:line-break/></text:span><text:span text:style-name="T46">   </text:span></text:p>
          <text:p text:style-name="P21"><text:span text:style-name="T46"><text:s text:c="3"/></text:span><text:span text:style-name="T46">B&amp; bref= d; </text:span><text:span text:style-name="T46"><text:line-break/></text:span><text:span text:style-name="T46">   bref.f(); </text:span><text:span text:style-name="T47">//D</text:span><text:span text:style-name="T47"><text:line-break/></text:span><text:span text:style-name="T4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1"> Base {</text:span></text:p>
            <text:p text:style-name="P13"><text:span text:style-name="T21"><text:s text:c="2"/></text:span><text:span text:style-name="T24">virtual</text:span><text:span text:style-name="T21"> </text:span><text:span text:style-name="T24">void</text:span><text:span text:style-name="T21"> f() { cout&lt;&lt; </text:span><text:span text:style-name="T48">"Base f()" </text:span><text:span text:style-name="T21">&lt;&lt;endl; }</text:span></text:p>
            <text:p text:style-name="P13"><text:span text:style-name="T21"><text:s text:c="10"/></text:span><text:span text:style-name="T24">void</text:span><text:span text:style-name="T21"> g() { f()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struct</text:span><text:span text:style-name="T21"> Derived : </text:span><text:span text:style-name="T24">public</text:span><text:span text:style-name="T21"> Base {</text:span></text:p>
            <text:p text:style-name="P13"><text:span text:style-name="T21"><text:s text:c="2"/></text:span><text:span text:style-name="T24">virtual void </text:span><text:span text:style-name="T21">f() { cout&lt;&lt;</text:span><text:span text:style-name="T48"> “Derived f()"</text:span><text:span text:style-name="T21"> &lt;&lt;endl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int</text:span><text:span text:style-name="T21"> main(){</text:span></text:p>
            <text:p text:style-name="P13"><text:span text:style-name="T21"><text:s text:c="2"/></text:span><text:span text:style-name="T21">Derived d;</text:span></text:p>
            <text:p text:style-name="P13"><text:span text:style-name="T21"><text:s text:c="2"/></text:span><text:span text:style-name="T21">d.g() </text:span></text:p>
            <text:p text:style-name="P13"><text:span text:style-name="T21"/></text:p>
            <text:p text:style-name="P13"><text:span text:style-name="T22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1"> Base {</text:span></text:p>
            <text:p text:style-name="P13"><text:span text:style-name="T21"><text:s text:c="2"/></text:span><text:span text:style-name="T24">virtual</text:span><text:span text:style-name="T21"> </text:span><text:span text:style-name="T24">void</text:span><text:span text:style-name="T21"> f() { cout&lt;&lt; </text:span><text:span text:style-name="T48">"Base f()" </text:span><text:span text:style-name="T21">&lt;&lt;endl; }</text:span></text:p>
            <text:p text:style-name="P13"><text:span text:style-name="T21"><text:s text:c="10"/></text:span><text:span text:style-name="T24">void</text:span><text:span text:style-name="T21"> g(</text:span><text:span text:style-name="T49">B* this</text:span><text:span text:style-name="T21">) {</text:span><text:span text:style-name="T49">this-&gt;</text:span><text:span text:style-name="T21">f()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struct</text:span><text:span text:style-name="T21"> Derived : </text:span><text:span text:style-name="T24">public</text:span><text:span text:style-name="T21"> Base {</text:span></text:p>
            <text:p text:style-name="P13"><text:span text:style-name="T21"><text:s text:c="2"/></text:span><text:span text:style-name="T24">virtual void </text:span><text:span text:style-name="T21">f() { cout&lt;&lt;</text:span><text:span text:style-name="T48"> “Derived f()"</text:span><text:span text:style-name="T21"> &lt;&lt;endl; }</text:span></text:p>
            <text:p text:style-name="P13"><text:span text:style-name="T21">};</text:span></text:p>
            <text:p text:style-name="P13"><text:span text:style-name="T21"/></text:p>
            <text:p text:style-name="P13"><text:span text:style-name="T24">int</text:span><text:span text:style-name="T21"> main(){</text:span></text:p>
            <text:p text:style-name="P13"><text:span text:style-name="T21"><text:s text:c="2"/></text:span><text:span text:style-name="T21">Derived d;</text:span></text:p>
            <text:p text:style-name="P13"><text:span text:style-name="T21"><text:s text:c="2"/></text:span><text:span text:style-name="T49">Base::</text:span><text:span text:style-name="T21">g(</text:span><text:span text:style-name="T49">&amp;d</text:span><text:span text:style-name="T21">) </text:span></text:p>
            <text:p text:style-name="P13"><text:span text:style-name="T21"/></text:p>
            <text:p text:style-name="P13"><text:span text:style-name="T22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1"> Base {</text:span></text:p>
            <text:p text:style-name="P13"><text:span text:style-name="T21"><text:s text:c="2"/></text:span><text:span text:style-name="T21">Base() { f(); }</text:span></text:p>
            <text:p text:style-name="P13"><text:span text:style-name="T21"><text:s text:c="2"/></text:span><text:span text:style-name="T50">virtual void </text:span><text:span text:style-name="T21">f(){ cout&lt;&lt;“Base”&lt;&lt;endl;}</text:span></text:p>
            <text:p text:style-name="P13"><text:span text:style-name="T21">};</text:span></text:p>
            <text:p text:style-name="P13"><text:span text:style-name="T50">struct</text:span><text:span text:style-name="T21"> Derived: </text:span><text:span text:style-name="T50">public</text:span><text:span text:style-name="T21"> Base {</text:span></text:p>
            <text:p text:style-name="P13"><text:span text:style-name="T21"><text:s text:c="2"/></text:span><text:span text:style-name="T50">virtual void </text:span><text:span text:style-name="T21">f(){ cout&lt;&lt;“Derived”&lt;&lt;endl;}</text:span></text:p>
            <text:p text:style-name="P13"><text:span text:style-name="T21">};</text:span></text:p>
            <text:p text:style-name="P13"><text:span text:style-name="T50">int</text:span><text:span text:style-name="T21"> main(){</text:span></text:p>
            <text:p text:style-name="P13"><text:span text:style-name="T21"><text:s text:c="2"/></text:span><text:span text:style-name="T21">Derived d; </text:span><text:span text:style-name="T51">// would print “Base”</text:span></text:p>
            <text:p text:style-name="P13"><text:span text:style-name="T51">}</text:span></text:p>
            <text:p text:style-name="P13"><text:span text:style-name="T52">Why? Because when Base() is called, Derived is not constructed yet! <text:s text:c="3"/></text:span><text:span text:style-name="T53"><text:a xlink:href="https://stackoverflow.com/q/962132/827927" xlink:type="simple">https://stackoverflow.com/q/962132/827927</text:a></text:span></text:p>
            <text:p text:style-name="P13"><text:span text:style-name="T21"/></text:p>
            <text:p text:style-name="P13"><text:span text:style-name="T21"/></text:p>
            <text:p text:style-name="P13"><text:span text:style-name="T2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1"> Base {</text:span></text:p>
            <text:p text:style-name="P13"><text:span text:style-name="T21"><text:s text:c="2"/></text:span><text:span text:style-name="T21">~Base() { f(); }</text:span></text:p>
            <text:p text:style-name="P13"><text:span text:style-name="T21"><text:s text:c="2"/></text:span><text:span text:style-name="T50">virtual void </text:span><text:span text:style-name="T21">f(){ cout&lt;&lt;“Base”&lt;&lt;endl;}</text:span></text:p>
            <text:p text:style-name="P13"><text:span text:style-name="T21">};</text:span></text:p>
            <text:p text:style-name="P13"><text:span text:style-name="T50">struct</text:span><text:span text:style-name="T21"> Derived: </text:span><text:span text:style-name="T50">public</text:span><text:span text:style-name="T21"> Base {</text:span></text:p>
            <text:p text:style-name="P13"><text:span text:style-name="T21"><text:s text:c="2"/></text:span><text:span text:style-name="T50">virtual void </text:span><text:span text:style-name="T21">f(){ cout&lt;&lt;“Derived”&lt;&lt;endl;}</text:span></text:p>
            <text:p text:style-name="P13"><text:span text:style-name="T21">};</text:span></text:p>
            <text:p text:style-name="P13"><text:span text:style-name="T50">int</text:span><text:span text:style-name="T21"> main(){</text:span></text:p>
            <text:p text:style-name="P13"><text:span text:style-name="T21"><text:s text:c="2"/></text:span><text:span text:style-name="T21">Derived d; </text:span><text:span text:style-name="T51">// would print “Base”</text:span></text:p>
            <text:p text:style-name="P13"><text:span text:style-name="T51">}</text:span></text:p>
            <text:p text:style-name="P13"><text:span text:style-name="T52">Why? Because when ~Base() is called, Derived is already destructed! <text:s text:c="3"/></text:span><text:span text:style-name="T53"><text:a xlink:href="https://stackoverflow.com/q/962132/827927" xlink:type="simple">https://stackoverflow.com/q/962132/827927</text:a></text:span></text:p>
            <text:p text:style-name="P13"><text:span text:style-name="T21"/></text:p>
            <text:p text:style-name="P13"><text:span text:style-name="T54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The derived class must override the base method with exactly the same signature </text:span><text:span text:style-name="T6"><text:line-break/></text:span><text:span text:style-name="T37">(C++11 use </text:span><text:span text:style-name="T55">override</text:span><text:span text:style-name="T37"> to check that 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35">If </text:span><text:span text:style-name="T56">foo()</text:span><text:span text:style-name="T57"> is a virtual method, then each object has a pointer to the implementation of </text:span><text:span text:style-name="T56">foo() </text:span><text:span text:style-name="T57">that it uses</text:span></text:p>
                  </text:list-item>
                  <text:list-item>
                    <text:p text:style-name="P18"><text:span text:style-name="T57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8">Cost: </text:span></text:p>
            <text:list text:continue-numbering="true" text:style-name="L5">
              <text:list-item>
                <text:list>
                  <text:list-item>
                    <text:p text:style-name="P18"><text:span text:style-name="T57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58">Large number of virtual methods </text:span></text:p>
                      </text:list-item>
                      <text:list-item>
                        <text:p text:style-name="P18"><text:span text:style-name="T58"><text:tab/></text:span><text:span text:style-name="T59"></text:span><text:span text:style-name="T58"> </text:span><text:span text:style-name="T58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35">Each object has a </text:span><text:span text:style-name="T60">single </text:span><text:span text:style-name="T35">pointer to an array of function pointers</text:span></text:p>
                  </text:list-item>
                  <text:list-item>
                    <text:p text:style-name="P18"><text:span text:style-name="T35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35">For each class, we store one table</text:span></text:p>
                  </text:list-item>
                  <text:list-item>
                    <text:p text:style-name="P18"><text:span text:style-name="T35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5.495cm" svg:x="0.71cm" svg:y="0.984cm">
          <text:p text:style-name="P21"><text:span text:style-name="T61">class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2();    </text:span><text:span text:style-name="T61">int</text:span><text:span text:style-name="T62"> _a; </text:span><text:span text:style-name="T62"><text:line-break/></text:span><text:span text:style-name="T62">}; </text:span></text:p>
          <text:p text:style-name="P21"><text:span text:style-name="T62"><text:line-break/></text:span><text:span text:style-name="T61">class</text:span><text:span text:style-name="T62"> B: </text:span><text:span text:style-name="T61">public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3();    </text:span><text:span text:style-name="T61">void</text:span><text:span text:style-name="T62"> f4(); </text:span><text:span text:style-name="T62"><text:line-break/></text:span><text:span text:style-name="T62">   </text:span><text:span text:style-name="T61">int</text:span><text:span text:style-name="T62"> _b;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>A* a1= new A;</text:span></text:p>
          <text:p text:style-name="P21"><text:span text:style-name="T62">A* a2= new A; </text:span><text:span text:style-name="T62"><text:line-break/></text:span><text:span text:style-name="T62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63">void A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63">void A::f2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63">void B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65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6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6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65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65">_</text:span><text:span text:style-name="T65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65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65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63">void B::f3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65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5.495cm" svg:x="0.71cm" svg:y="0.984cm">
          <text:p text:style-name="P21"><text:span text:style-name="T61">class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2();    </text:span><text:span text:style-name="T61">int</text:span><text:span text:style-name="T62"> _a; </text:span><text:span text:style-name="T62"><text:line-break/></text:span><text:span text:style-name="T62">}; </text:span></text:p>
          <text:p text:style-name="P21"><text:span text:style-name="T62"><text:line-break/></text:span><text:span text:style-name="T61">class</text:span><text:span text:style-name="T62"> B: </text:span><text:span text:style-name="T61">public</text:span><text:span text:style-name="T62"> A </text:span><text:span text:style-name="T62"><text:line-break/></text:span><text:span text:style-name="T62">{ </text:span><text:span text:style-name="T61">public</text:span><text:span text:style-name="T62">: </text:span><text:span text:style-name="T62"><text:line-break/></text:span><text:span text:style-name="T62">   </text:span><text:span text:style-name="T61">virtual</text:span><text:span text:style-name="T62"> </text:span><text:span text:style-name="T61">void</text:span><text:span text:style-name="T62"> f1();    </text:span><text:span text:style-name="T61">virtual</text:span><text:span text:style-name="T62"> </text:span><text:span text:style-name="T61">void</text:span><text:span text:style-name="T62"> f3();    </text:span><text:span text:style-name="T61">void</text:span><text:span text:style-name="T62"> f4(); </text:span><text:span text:style-name="T62"><text:line-break/></text:span><text:span text:style-name="T62">   </text:span><text:span text:style-name="T61">int</text:span><text:span text:style-name="T62"> _b; </text:span><text:span text:style-name="T62"><text:line-break/></text:span><text:span text:style-name="T62">}; </text:span><text:span text:style-name="T62"><text:line-break/></text:span><text:span text:style-name="T62"><text:line-break/></text:span><text:span text:style-name="T62">A* a1= new A;</text:span></text:p>
          <text:p text:style-name="P21"><text:span text:style-name="T62">A* a2= new A; </text:span><text:span text:style-name="T62"><text:line-break/></text:span><text:span text:style-name="T62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63">void A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63">void A::f2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63">void B::f1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65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6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6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65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65">_</text:span><text:span text:style-name="T65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65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65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65">_</text:span><text:span text:style-name="T65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65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63">void B::f3</text:span></text:p>
          <text:p text:style-name="P23"><text:span text:style-name="T63">{ </text:span></text:p>
          <text:p text:style-name="P23"><text:span text:style-name="T63"><text:s/></text:span><text:span text:style-name="T64">//...</text:span></text:p>
          <text:p text:style-name="P23"><text:span text:style-name="T6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65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65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65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12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pros and con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6">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6"><text:span text:style-name="T6">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4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7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37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Revisiting our example, we write:</text:span></text:p>
            <text:p text:style-name="P13"><text:span text:style-name="T37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67"><text:line-break/></text:span><text:span text:style-name="T67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67"><text:line-break/></text:span><text:span text:style-name="T67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67"><text:s/></text:span><text:span text:style-name="T67"><text:line-break/></text:span><text:span text:style-name="T11">}; </text:span><text:span text:style-name="T11"><text:line-break/></text:span><text:span text:style-name="T11"/></text:p>
            <text:p text:style-name="P15"><text:span text:style-name="T37">How do we implement Shape::draw() ?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1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39"><text:span text:style-name="T68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0"><text:span text:style-name="T68">Shape serves the role of an interface</text:span></text:p>
                  </text:list-item>
                </text:list>
              </text:list-item>
              <text:list-item>
                <text:p text:style-name="P39"><text:span text:style-name="T68">All shapes need to be specific shapes <text:s/>instances of derived classes of Shape.</text:span></text:p>
              </text:list-item>
              <text:list-item>
                <text:p text:style-name="P39"><text:span text:style-name="T68">How do we enforce thi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67">// pure virtuals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11">}; 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must be 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67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69"> 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9">0</text:span><text:span text:style-name="T11">; </text:span><text:span text:style-name="T67"><text:line-break/></text:span><text:span text:style-name="T11">};</text:span></text:p>
            <text:p text:style-name="P15"><text:span text:style-name="T10">inline</text:span><text:span text:style-name="T11"> Shape::~Shape() { } </text:span><text:span text:style-name="T70">// What?!</text:span></text:p>
            <text:p text:style-name="P15"><text:span text:style-name="T11"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We can specify that Shape::draw() </text:span><text:span text:style-name="T71">must be implemented in derived class, but it can be implemented in base also, destructor will be 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69"> 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69">0</text:span><text:span text:style-name="T11">; </text:span><text:span text:style-name="T67"><text:line-break/></text:span><text:span text:style-name="T67"> <text:s text:c="2"/></text:span><text:span text:style-name="T67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69">0</text:span><text:span text:style-name="T11">; </text:span><text:span text:style-name="T67"><text:line-break/></text:span><text:span text:style-name="T11">};</text:span></text:p>
            <text:p text:style-name="P15"><text:span text:style-name="T10">inline</text:span><text:span text:style-name="T11"> Shape::~Shape() { } </text:span><text:span text:style-name="T70">// What?!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5"><text:span text:style-name="T16">Shape* p; </text:span><text:span text:style-name="T72">// legal </text:span><text:span text:style-name="T72"><text:line-break/></text:span><text:span text:style-name="T16">Shape s; </text:span><text:span text:style-name="T73">// illegal</text:span><text:span text:style-name="T72"> </text:span></text:p>
            <text:p text:style-name="P15"><text:span text:style-name="T16">p = </text:span><text:span text:style-name="T19">new</text:span><text:span text:style-name="T16"> Shape; </text:span><text:span text:style-name="T73">// illegal</text:span><text:span text:style-name="T72"> </text:span><text:span text:style-name="T72"><text:line-break/></text:span><text:span text:style-name="T16">Circle c; </text:span><text:span text:style-name="T72">// legal </text:span><text:span text:style-name="T72"><text:line-break/></text:span><text:span text:style-name="T16">p = &amp;c; </text:span><text:span text:style-name="T72">// legal </text:span><text:span text:style-name="T72"><text:line-break/></text:span><text:span text:style-name="T72"/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7">Legal and often used, derived objects must implement but cannot use:</text:span></text:p>
            <text:p text:style-name="P15"><text:span text:style-name="T13">class</text:span><text:span text:style-name="T14"> Shape {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74">0</text:span><text:span text:style-name="T14">;</text:span></text:p>
            <text:p text:style-name="P15"><text:span text:style-name="T14"><text:s text:c="3"/></text:span><text:span text:style-name="T13">static unsigned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4"><text:s text:c="3"/></text:span><text:span text:style-name="T14"><text:tab/></text:span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 text:c="4"/></text:span><text:span text:style-name="T14"><text:tab/></text:span><text:span text:style-name="T14"> </text:span><text:span text:style-name="T14"><text:tab/></text:span><text:span text:style-name="T14">++g_numDraws;</text:span></text:p>
            <text:p text:style-name="P15"><text:span text:style-name="T14"><text:s text:c="5"/></text:span><text:span text:style-name="T14"><text:tab/></text:span><text:span text:style-name="T14"><text:tab/></text:span><text:span text:style-name="T14">drawImpl();</text:span></text:p>
            <text:p text:style-name="P15"><text:span text:style-name="T14"><text:s text:c="3"/></text:span><text:span text:style-name="T14"><text:tab/></text:span><text:span text:style-name="T14">}</text:span><text:span text:style-name="T14"><text:line-break/></text:span><text:span text:style-name="T14"> <text:s text:c="3"/>...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39"><text:span text:style-name="T75">If you have virtual methods in a class, always declare its destructor virtual</text:span></text:p>
              </text:list-item>
              <text:list-item>
                <text:p text:style-name="P39"><text:span text:style-name="T75">Never call virtual methods during construction and destruction</text:span></text:p>
              </text:list-item>
              <text:list-item>
                <text:p text:style-name="P39"><text:span text:style-name="T75">Use pure virtual classes without any fields to define interfaces</text:span></text:p>
              </text:list-item>
              <text:list-item>
                <text:p text:style-name="P39"><text:span text:style-name="T75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7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5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2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2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39"><text:span text:style-name="T77"><text:s/></text:span><text:span text:style-name="T77">To create an equivalent to java interface – declare a base class with all methods pure virtual and no fields.</text:span></text:p>
              </text:list-item>
            </text:list>
            <text:p text:style-name="P13"><text:span text:style-name="T77"/></text:p>
            <text:list text:continue-numbering="true" text:style-name="L13">
              <text:list-item>
                <text:p text:style-name="P13"><text:span text:style-name="T77"><text:s/></text:span><text:span text:style-name="T77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78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Add()=</text:span><text:span text:style-name="T74">0</text:span><text:span text:style-name="T14">;    </text:span><text:span text:style-name="T13">virtual</text:span><text:span text:style-name="T14"> 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78">In main.cpp:</text:span><text:span text:style-name="T78"><text:line-break/></text:span><text:span text:style-name="T14">List* L = List::make(); </text:span><text:span text:style-name="T14"><text:line-break/></text:span><text:span text:style-name="T14"/></text:p>
          </draw:text-box>
        </draw:frame>
        <draw:custom-shape draw:name="Rectangle 3" draw:style-name="gr32" draw:text-style-name="P22" draw:layer="layout" svg:width="12.064cm" svg:height="15.874cm" svg:x="12.954cm" svg:y="1.652cm">
          <text:p text:style-name="P15"><text:span text:style-name="T78">In List.cpp file:</text:span></text:p>
          <text:p text:style-name="P15"><text:span text:style-name="T45">class</text:span><text:span text:style-name="T46"> ListImpl:</text:span></text:p>
          <text:p text:style-name="P15"><text:span text:style-name="T45">public</text:span><text:span text:style-name="T46"> List{</text:span></text:p>
          <text:p text:style-name="P15"><text:span text:style-name="T46"><text:s text:c="3"/></text:span><text:span text:style-name="T45">int*</text:span><text:span text:style-name="T46"> theInts;</text:span></text:p>
          <text:p text:style-name="P15"><text:span text:style-name="T46"><text:s text:c="3"/></text:span><text:span text:style-name="T45">int</text:span><text:span text:style-name="T46"> numInts;</text:span><text:span text:style-name="T46"><text:line-break/></text:span><text:span text:style-name="T45">public</text:span><text:span text:style-name="T46">: </text:span><text:span text:style-name="T46"><text:line-break/></text:span><text:span text:style-name="T46"> <text:s text:c="2"/></text:span><text:span text:style-name="T45">void</text:span><text:span text:style-name="T46"> Add() { … }</text:span><text:span text:style-name="T46"><text:line-break/></text:span><text:span text:style-name="T46">}; </text:span></text:p>
          <text:p text:style-name="P15"><text:span text:style-name="T46"><text:line-break/></text:span><text:span text:style-name="T46">List* List::make() { </text:span><text:span text:style-name="T46"><text:line-break/></text:span><text:span text:style-name="T46">   </text:span><text:span text:style-name="T45">return</text:span><text:span text:style-name="T46"> </text:span><text:span text:style-name="T45">new</text:span><text:span text:style-name="T46"> ListImpl; </text:span><text:span text:style-name="T46"><text:line-break/></text:span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office:forms form:automatic-focus="false" form:apply-design-mode="false"/>
          <draw:page-thumbnail draw:name="מציין מיקום של תמונת שקופית 1" draw:style-name="gr1" draw:layer="layout" svg:width="14.216cm" svg:height="10.662cm" svg:x="2.752cm" svg:y="2.134cm" draw:page-number="4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25">25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0</meta:editing-cycles>
    <meta:print-date>1999-11-04T13:06:28</meta:print-date>
    <meta:creation-date>1999-10-10T10:49:40</meta:creation-date>
    <dc:date>2018-04-25T12:19:28.438613654</dc:date>
    <meta:editing-duration>P28DT9M29S</meta:editing-duration>
    <meta:generator>LibreOffice/5.1.6.2$Linux_X86_64 LibreOffice_project/10m0$Build-2</meta:generator>
    <meta:document-statistic meta:object-count="45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